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fbb1a" officeooo:paragraph-rsid="000fbb1a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5.5in"/>
        </style:tab-stops>
      </style:paragraph-properties>
      <style:text-properties style:text-underline-style="solid" style:text-underline-width="auto" style:text-underline-color="font-color" fo:font-weight="bold" officeooo:rsid="000fbb1a" officeooo:paragraph-rsid="000fbb1a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5.5in"/>
        </style:tab-stops>
      </style:paragraph-properties>
      <style:text-properties style:text-underline-style="solid" style:text-underline-width="auto" style:text-underline-color="font-color" fo:font-weight="bold" officeooo:rsid="000fbb1a" officeooo:paragraph-rsid="00149a88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5.5in"/>
        </style:tab-stops>
      </style:paragraph-properties>
      <style:text-properties style:text-underline-style="solid" style:text-underline-width="auto" style:text-underline-color="font-color" fo:font-weight="bold" officeooo:rsid="0011cfa0" officeooo:paragraph-rsid="0011cfa0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5.5in"/>
        </style:tab-stops>
      </style:paragraph-properties>
      <style:text-properties style:text-underline-style="none" fo:font-weight="normal" officeooo:rsid="000fbb1a" officeooo:paragraph-rsid="000fbb1a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5.5in"/>
        </style:tab-stops>
      </style:paragraph-properties>
      <style:text-properties style:text-underline-style="none" fo:font-weight="normal" officeooo:rsid="000fbb1a" officeooo:paragraph-rsid="000fbb1a" style:font-weight-asian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style:text-underline-style="none" fo:font-weight="normal" officeooo:rsid="0011cfa0" officeooo:paragraph-rsid="0011cfa0" style:font-weight-asian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text-underline-style="none" fo:font-weight="normal" officeooo:rsid="0015dcc3" officeooo:paragraph-rsid="0015dcc3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5.5in"/>
        </style:tab-stops>
      </style:paragraph-properties>
      <style:text-properties style:text-underline-style="none" fo:font-weight="normal" officeooo:rsid="00179d7d" officeooo:paragraph-rsid="00179d7d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5.5in"/>
        </style:tab-stops>
      </style:paragraph-properties>
      <style:text-properties officeooo:paragraph-rsid="000fbb1a"/>
    </style:style>
    <style:style style:name="P11" style:family="paragraph" style:parent-style-name="Standard">
      <style:paragraph-properties>
        <style:tab-stops>
          <style:tab-stop style:position="5.5in"/>
        </style:tab-stops>
      </style:paragraph-properties>
      <style:text-properties officeooo:paragraph-rsid="0018c5f6"/>
    </style:style>
    <style:style style:name="P12" style:family="paragraph" style:parent-style-name="Standard">
      <style:paragraph-properties>
        <style:tab-stops>
          <style:tab-stop style:position="5.5in"/>
        </style:tab-stops>
      </style:paragraph-properties>
      <style:text-properties officeooo:paragraph-rsid="00149a88"/>
    </style:style>
    <style:style style:name="P13" style:family="paragraph" style:parent-style-name="Standard">
      <style:paragraph-properties>
        <style:tab-stops/>
      </style:paragraph-properties>
      <style:text-properties fo:color="#00a933" style:text-underline-style="none" fo:font-weight="normal" officeooo:rsid="0012eb55" officeooo:paragraph-rsid="0012eb55" style:font-weight-asian="normal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fo:color="#00a933" style:text-underline-style="none" fo:font-weight="normal" officeooo:rsid="0012eb55" officeooo:paragraph-rsid="00149a88" style:font-weight-asian="normal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fo:color="#00a933" style:text-underline-style="none" fo:font-weight="normal" officeooo:rsid="0012eb55" officeooo:paragraph-rsid="0015194d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5.5in"/>
        </style:tab-stops>
      </style:paragraph-properties>
      <style:text-properties fo:color="#00a933" style:text-underline-style="none" fo:font-weight="normal" officeooo:rsid="0011cfa0" officeooo:paragraph-rsid="0011cfa0" style:font-weight-asian="normal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fo:color="#00a933" style:text-underline-style="none" fo:font-weight="normal" officeooo:rsid="0011cfa0" officeooo:paragraph-rsid="0011cfa0" style:font-weight-asian="normal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fo:color="#00a933" style:text-underline-style="none" fo:font-weight="normal" officeooo:rsid="00149a88" officeooo:paragraph-rsid="00149a88" style:font-weight-asian="normal" style:font-weight-complex="normal"/>
    </style:style>
    <style:style style:name="P19" style:family="paragraph" style:parent-style-name="Standard">
      <style:paragraph-properties>
        <style:tab-stops/>
      </style:paragraph-properties>
      <style:text-properties fo:color="#00a933" style:text-underline-style="none" fo:font-weight="normal" officeooo:rsid="0015dcc3" officeooo:paragraph-rsid="0015dcc3" style:font-weight-asian="normal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use-window-font-color="true" style:text-underline-style="none" fo:font-weight="normal" officeooo:rsid="00179d7d" officeooo:paragraph-rsid="00179d7d" style:font-weight-asian="normal" style:font-weight-complex="normal"/>
    </style:style>
    <style:style style:name="P21" style:family="paragraph" style:parent-style-name="Standard">
      <style:paragraph-properties>
        <style:tab-stops>
          <style:tab-stop style:position="5.5in"/>
        </style:tab-stops>
      </style:paragraph-properties>
      <style:text-properties style:text-position="0% 100%" style:text-underline-style="none" fo:font-weight="normal" officeooo:rsid="00179d7d" officeooo:paragraph-rsid="00179d7d" style:font-weight-asian="normal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style:writing-mode="lr-tb"/>
      <style:text-properties fo:font-size="12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2pt"/>
    </style:style>
    <style:style style:name="P26" style:family="paragraph">
      <loext:graphic-properties draw:fill="solid" draw:fill-color="#ffffff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 fo:font-weight="normal" officeooo:rsid="0012eb55" style:font-weight-asian="normal" style:font-weight-complex="normal"/>
    </style:style>
    <style:style style:name="T3" style:family="text">
      <style:text-properties style:text-position="sub 58%" style:text-underline-style="none" fo:font-weight="normal" officeooo:rsid="000fbb1a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 fo:font-weight="normal" officeooo:rsid="0012eb55" style:font-weight-asian="normal" style:font-weight-complex="normal"/>
    </style:style>
    <style:style style:name="T6" style:family="text">
      <style:text-properties style:text-position="0% 100%" style:text-underline-style="none" fo:font-weight="normal" officeooo:rsid="00149a88" style:font-weight-asian="normal" style:font-weight-complex="normal"/>
    </style:style>
    <style:style style:name="T7" style:family="text">
      <style:text-properties style:text-position="0% 100%" style:text-underline-style="none" fo:font-weight="normal" officeooo:rsid="000fbb1a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18c5f6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806a0" style:font-weight-asian="normal" style:font-weight-complex="normal"/>
    </style:style>
    <style:style style:name="T10" style:family="text">
      <style:text-properties style:text-position="0% 100%" officeooo:rsid="0012eb55"/>
    </style:style>
    <style:style style:name="T11" style:family="text">
      <style:text-properties style:text-position="0% 100%" officeooo:rsid="00149a88"/>
    </style:style>
    <style:style style:name="T12" style:family="text">
      <style:text-properties style:text-position="0% 100%" officeooo:rsid="001806a0"/>
    </style:style>
    <style:style style:name="T13" style:family="text">
      <style:text-properties style:text-position="0% 100%" officeooo:rsid="0018c5f6"/>
    </style:style>
    <style:style style:name="T14" style:family="text">
      <style:text-properties style:text-underline-style="none" fo:font-weight="normal" officeooo:rsid="0012eb55" style:font-weight-asian="normal" style:font-weight-complex="normal"/>
    </style:style>
    <style:style style:name="T15" style:family="text">
      <style:text-properties style:text-underline-style="none" fo:font-weight="normal" officeooo:rsid="00149a88" style:font-weight-asian="normal" style:font-weight-complex="normal"/>
    </style:style>
    <style:style style:name="T16" style:family="text">
      <style:text-properties style:text-underline-style="none" fo:font-weight="normal" officeooo:rsid="000fbb1a" style:font-weight-asian="normal" style:font-weight-complex="normal"/>
    </style:style>
    <style:style style:name="T17" style:family="text">
      <style:text-properties style:text-underline-style="none" fo:font-weight="normal" officeooo:rsid="0018c5f6" style:font-weight-asian="normal" style:font-weight-complex="normal"/>
    </style:style>
    <style:style style:name="T18" style:family="text">
      <style:text-properties officeooo:rsid="00149a88"/>
    </style:style>
    <style:style style:name="T19" style:family="text">
      <style:text-properties style:use-window-font-color="true" style:text-position="0% 100%"/>
    </style:style>
    <style:style style:name="T20" style:family="text">
      <style:text-properties style:use-window-font-color="true" style:text-position="0% 100%" officeooo:rsid="00149a88"/>
    </style:style>
    <style:style style:name="T21" style:family="text">
      <style:text-properties style:use-window-font-color="true" style:text-position="0% 100%" officeooo:rsid="0015194d"/>
    </style:style>
    <style:style style:name="T22" style:family="text">
      <style:text-properties style:use-window-font-color="true" style:text-position="sub 58%"/>
    </style:style>
    <style:style style:name="T23" style:family="text">
      <style:text-properties style:use-window-font-color="true" style:text-position="sub 58%" officeooo:rsid="00149a88"/>
    </style:style>
    <style:style style:name="T24" style:family="text">
      <style:text-properties fo:color="#00a933" style:text-position="0% 100%" officeooo:rsid="0012eb55"/>
    </style:style>
    <style:style style:name="T25" style:family="text">
      <style:text-properties officeooo:rsid="0018c5f6"/>
    </style:style>
    <style:style style:name="T26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965in" fo:min-width="0.0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98in" fo:min-width="0.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398in" fo:min-width="0.0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945in" fo:min-width="1.2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0.698in" fo:min-width="0.6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6" draw:text-style-name="P26" svg:width="0.698in" svg:height="0.698in" svg:x="0.8689in" svg:y="0.1925in"><text:p/><draw:enhanced-geometry svg:viewBox="0 0 21600 21600" draw:type="rectangle" draw:enhanced-path="M 0 0 L 21600 0 21600 21600 0 21600 0 0 Z N"/></draw:custom-shape><draw:custom-shape text:anchor-type="paragraph" draw:z-index="1" draw:name="Shape1_0" draw:style-name="gr6" draw:text-style-name="P26" svg:width="0.698in" svg:height="0.698in" svg:x="0.8689in" svg:y="0.8902in"><text:p/><draw:enhanced-geometry svg:viewBox="0 0 21600 21600" draw:type="rectangle" draw:enhanced-path="M 0 0 L 21600 0 21600 21600 0 21600 0 0 Z N"/></draw:custom-shape><draw:custom-shape text:anchor-type="paragraph" draw:z-index="2" draw:name="Shape1_1" draw:style-name="gr6" draw:text-style-name="P26" svg:width="0.698in" svg:height="0.698in" svg:x="1.5665in" svg:y="0.1925in"><text:p/><draw:enhanced-geometry svg:viewBox="0 0 21600 21600" draw:type="rectangle" draw:enhanced-path="M 0 0 L 21600 0 21600 21600 0 21600 0 0 Z N"/></draw:custom-shape><draw:custom-shape text:anchor-type="paragraph" draw:z-index="3" draw:name="Shape1_2" draw:style-name="gr6" draw:text-style-name="P26" svg:width="0.698in" svg:height="0.698in" svg:x="1.5665in" svg:y="0.8902in"><text:p/><draw:enhanced-geometry svg:viewBox="0 0 21600 21600" draw:type="rectangle" draw:enhanced-path="M 0 0 L 21600 0 21600 21600 0 21600 0 0 Z N"/></draw:custom-shape><draw:custom-shape text:anchor-type="paragraph" draw:z-index="4" draw:name="Shape2" draw:style-name="gr5" svg:width="1.3961in" svg:height="0.1878in" svg:x="0.8898in" svg:y="-0.0472in"><text:p/><draw:enhanced-geometry svg:viewBox="0 0 21600 21600" draw:text-areas="0 ?f0 ?f5 ?f2" draw:type="right-arrow" draw:modifiers="17722.5261064147 5977.85977859779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3" draw:style-name="gr4" svg:width="0.1878in" svg:height="1.3024in" svg:x="0.5457in" svg:y="0.2547in"><text:p/><draw:enhanced-geometry svg:viewBox="0 0 21600 21600" draw:text-areas="?f0 0 ?f2 ?f5" draw:type="down-arrow" draw:modifiers="17973.1343283582 4782.2878228782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4" draw:style-name="gr2" draw:text-style-name="P24" svg:width="0.1358in" svg:height="0.1358in" svg:x="1.5043in" svg:y="0.4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4_0" draw:style-name="gr2" draw:text-style-name="P24" svg:width="0.1358in" svg:height="0.1358in" svg:x="1.8689in" svg:y="0.8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4_1" draw:style-name="gr3" draw:text-style-name="P25" svg:width="0.137in" svg:height="0.137in" svg:x="1.1602in" svg:y="0.80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4_2" draw:style-name="gr2" draw:text-style-name="P24" svg:width="0.1358in" svg:height="0.1358in" svg:x="1.5043in" svg:y="1.1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" draw:name="Shape5" draw:style-name="gr1" draw:text-style-name="P23" svg:width="1.0732in" svg:height="0.3441in" svg:x="0.9728in" svg:y="-0.3909in"><draw:text-box><text:p><text:span text:style-name="T26">i</text:span></text:p></draw:text-box></draw:frame><draw:frame text:anchor-type="paragraph" draw:z-index="11" draw:name="Shape5_0" draw:style-name="gr1" draw:text-style-name="P22" svg:width="0.2713in" svg:height="0.3441in" svg:x="0.2752in" svg:y="0.7134in"><draw:text-box><text:p>j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Decision Variables</text:p>
      <text:p text:style-name="P2"><text:line-break/><text:span text:style-name="T14">Oe</text:span><text:span text:style-name="T15">h</text:span><text:span text:style-name="T2">ij</text:span><text:span text:style-name="T5"> = Whether a tile is placed on </text:span><text:span text:style-name="T6">horizontal</text:span><text:span text:style-name="T5"> edge i,j<text:tab/>(binary)</text:span></text:p>
      <text:p text:style-name="P3"><text:span text:style-name="T5">Oe</text:span><text:span text:style-name="T6">v</text:span><text:span text:style-name="T2">ij</text:span><text:span text:style-name="T5"> = Whether a tile is placed on </text:span><text:span text:style-name="T6">vertical </text:span><text:span text:style-name="T5">edge i,j<text:tab/>(binary)</text:span></text:p>
      <text:p text:style-name="P10"><text:span text:style-name="T17">V</text:span><text:span text:style-name="T16">e</text:span><text:span text:style-name="T15">h</text:span><text:span text:style-name="T3">ij </text:span><text:span text:style-name="T7">= </text:span><text:span text:style-name="T8">Total value at</text:span><text:span text:style-name="T7"> </text:span><text:span text:style-name="T6">horizontal</text:span><text:span text:style-name="T7"> edge i,j <text:tab/>(integer from 0-</text:span><text:span text:style-name="T8">12</text:span><text:span text:style-name="T7">)</text:span></text:p>
      <text:p text:style-name="P11"><text:span text:style-name="T7">Te</text:span><text:span text:style-name="T6">h</text:span><text:span text:style-name="T3">ij </text:span><text:span text:style-name="T7">= </text:span><text:span text:style-name="T8">Top value at</text:span><text:span text:style-name="T7"> </text:span><text:span text:style-name="T6">horizontal</text:span><text:span text:style-name="T7"> edge i,j <text:tab/>(integer from 0-</text:span><text:span text:style-name="T8">6</text:span><text:span text:style-name="T7">)</text:span></text:p>
      <text:p text:style-name="P12"><text:span text:style-name="T8">V</text:span><text:span text:style-name="T7">e</text:span><text:span text:style-name="T6">v</text:span><text:span text:style-name="T3">ij </text:span><text:span text:style-name="T7">= </text:span><text:span text:style-name="T8">Total value</text:span><text:span text:style-name="T7"> at </text:span><text:span text:style-name="T6">vertical</text:span><text:span text:style-name="T7"> edge i,j <text:tab/>(integer from 0-</text:span><text:span text:style-name="T8">12)</text:span></text:p>
      <text:p text:style-name="P11"><text:span text:style-name="T8">T</text:span><text:span text:style-name="T7">e</text:span><text:span text:style-name="T6">v</text:span><text:span text:style-name="T3">ij </text:span><text:span text:style-name="T7">= </text:span><text:span text:style-name="T8">Top value</text:span><text:span text:style-name="T7"> at </text:span><text:span text:style-name="T6">vertical</text:span><text:span text:style-name="T7"> edge i,j <text:tab/>(integer from 0-</text:span><text:span text:style-name="T8">6</text:span><text:span text:style-name="T7">)</text:span></text:p>
      <text:p text:style-name="P5"><text:span text:style-name="T4">Se</text:span><text:span text:style-name="T1">ij</text:span><text:span text:style-name="T4"> = Orientation of tile at edge i,j <text:tab/>(binary)</text:span></text:p>
      <text:p text:style-name="P5"><text:span text:style-name="T4">c</text:span><text:span text:style-name="T1">ij</text:span><text:span text:style-name="T4"> = Count of tiles on cell i,j <text:tab/>(integer)</text:span></text:p>
      <text:p text:style-name="P5"><text:span text:style-name="T4"/></text:p>
      <text:p text:style-name="P4"><text:span text:style-name="T4">Constraints</text:span></text:p>
      <text:p text:style-name="P4"><text:span text:style-name="T4"/></text:p>
      <text:p text:style-name="P21">Number of tiles in each cell should be exactly 1:</text:p>
      <text:p text:style-name="P16"><text:span text:style-name="T4">for i in range(imax):</text:span></text:p>
      <text:p text:style-name="P17"><text:span text:style-name="T4"><text:tab/>for j in range(jmax):</text:span></text:p>
      <text:p text:style-name="P7"><text:span text:style-name="T4"><text:tab/><text:tab/></text:span><text:span text:style-name="T10">sum of all </text:span><text:span text:style-name="T4">c</text:span><text:span text:style-name="T1">ij</text:span><text:span text:style-name="T4"> = 1</text:span></text:p>
      <text:p text:style-name="P7"><text:span text:style-name="T4"/></text:p>
      <text:p text:style-name="P9"><text:span text:style-name="T4">Count all tiles on a given cell:</text:span></text:p>
      <text:p text:style-name="P18"><text:span text:style-name="T4">for i in range(imax):</text:span></text:p>
      <text:p text:style-name="P18"><text:span text:style-name="T4"><text:tab/>for j in range(jmax):</text:span></text:p>
      <text:p text:style-name="P13"><text:span text:style-name="T4"><text:tab/><text:tab/>for </text:span><text:span text:style-name="T11">e</text:span><text:span text:style-name="T4">i in range(imax-</text:span><text:span text:style-name="T11">1</text:span><text:span text:style-name="T4">):</text:span></text:p>
      <text:p text:style-name="P13"><text:span text:style-name="T4"><text:tab/><text:tab/><text:tab/>for </text:span><text:span text:style-name="T11">e</text:span><text:span text:style-name="T4">j in range(jmax):</text:span></text:p>
      <text:p text:style-name="P13"><text:span text:style-name="T4"><text:tab/><text:tab/><text:tab/><text:tab/></text:span><text:span text:style-name="T21">if j == ej and (i == ei or i == ei+1):</text:span></text:p>
      <text:p text:style-name="P13"><text:span text:style-name="T4"><text:tab/><text:tab/><text:tab/><text:tab/><text:tab/></text:span><text:span text:style-name="T20">c</text:span><text:span text:style-name="T23">i,j</text:span><text:span text:style-name="T20"> += sum(Oeh</text:span><text:span text:style-name="T23">ei,ej</text:span><text:span text:style-name="T20">)</text:span></text:p>
      <text:p text:style-name="P14"><text:span text:style-name="T4"><text:tab/><text:tab/>for </text:span><text:span text:style-name="T11">e</text:span><text:span text:style-name="T4">i in range(imax):</text:span></text:p>
      <text:p text:style-name="P14"><text:span text:style-name="T4"><text:tab/><text:tab/><text:tab/>for </text:span><text:span text:style-name="T11">e</text:span><text:span text:style-name="T4">j in range(jmax-</text:span><text:span text:style-name="T11">1</text:span><text:span text:style-name="T4">):</text:span></text:p>
      <text:p text:style-name="P15"><text:span text:style-name="T20"><text:tab/><text:tab/><text:tab/><text:tab/></text:span><text:span text:style-name="T21">if j == ej and (i == ei or i == ei+1):</text:span></text:p>
      <text:p text:style-name="P15"><text:span text:style-name="T21"><text:tab/><text:tab/><text:tab/><text:tab/><text:tab/></text:span><text:span text:style-name="T20">c</text:span><text:span text:style-name="T23">i,j</text:span><text:span text:style-name="T20"> += sum(Oev</text:span><text:span text:style-name="T23">ei,ej</text:span><text:span text:style-name="T20">)</text:span></text:p>
      <text:p text:style-name="P20"><text:span text:style-name="T11"/></text:p>
      <text:p text:style-name="P20"><text:span text:style-name="T11">O</text:span><text:span text:style-name="T4">nly include a tile id in occupied cells:</text:span></text:p>
      <text:p text:style-name="P19"><text:span text:style-name="T11">f</text:span><text:span text:style-name="T4">or ei in range(imax-1):</text:span></text:p>
      <text:p text:style-name="P19"><text:span text:style-name="T4"><text:tab/>for ej in range(jmax):</text:span></text:p>
      <text:p text:style-name="P19"><text:span text:style-name="T4"><text:tab/><text:tab/></text:span><text:span text:style-name="T19">-M*Oeh</text:span><text:span text:style-name="T22">ei,ej</text:span><text:span text:style-name="T19"> + Teh</text:span><text:span text:style-name="T22">ei,ej</text:span><text:span text:style-name="T19"> &lt; -1</text:span></text:p>
      <text:p text:style-name="P19"><text:span text:style-name="T11">f</text:span><text:span text:style-name="T4">or ei in range(imax):</text:span></text:p>
      <text:p text:style-name="P19"><text:span text:style-name="T4"><text:tab/>for ej in range(jmax-1):</text:span></text:p>
      <text:p text:style-name="P8"><text:span text:style-name="T19"><text:tab/><text:tab/>-M*Oev</text:span><text:span text:style-name="T22">ei,ej</text:span><text:span text:style-name="T19"> + Tev</text:span><text:span text:style-name="T22">ei,ej</text:span><text:span text:style-name="T19"> &lt; -1</text:span></text:p>
      <text:p text:style-name="P8"><text:span text:style-name="T24"/></text:p>
      <text:p text:style-name="P8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22:38:15.759185092</meta:creation-date>
    <dc:date>2021-03-31T23:51:57.393110237</dc:date>
    <meta:editing-duration>PT22M27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32" meta:word-count="208" meta:character-count="1107" meta:non-whitespace-character-count="886"/>
  </office:meta>
</office:document-meta>
</file>